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4.53cm" table:align="left"/>
    </style:style>
    <style:style style:name="Tabela1.A" style:family="table-column">
      <style:table-column-properties style:column-width="4.5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7.5cm" table:align="left"/>
    </style:style>
    <style:style style:name="Tabela2.A" style:family="table-column">
      <style:table-column-properties style:column-width="7.5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6.225cm" table:align="left"/>
    </style:style>
    <style:style style:name="Tabela3.A" style:family="table-column">
      <style:table-column-properties style:column-width="6.225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6.652cm" table:align="left"/>
    </style:style>
    <style:style style:name="Tabela4.A" style:family="table-column">
      <style:table-column-properties style:column-width="6.652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7.504cm" table:align="left"/>
    </style:style>
    <style:style style:name="Tabela5.A" style:family="table-column">
      <style:table-column-properties style:column-width="7.504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8.35cm" table:align="left"/>
    </style:style>
    <style:style style:name="Tabela6.A" style:family="table-column">
      <style:table-column-properties style:column-width="8.35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7.502cm" table:align="left"/>
    </style:style>
    <style:style style:name="Tabela7.A" style:family="table-column">
      <style:table-column-properties style:column-width="7.502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9.617cm" table:align="left"/>
    </style:style>
    <style:style style:name="Tabela8.A" style:family="table-column">
      <style:table-column-properties style:column-width="9.617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8.774cm" table:align="left"/>
    </style:style>
    <style:style style:name="Tabela9.A" style:family="table-column">
      <style:table-column-properties style:column-width="8.774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2.799cm" table:align="left"/>
    </style:style>
    <style:style style:name="Tabela10.A" style:family="table-column">
      <style:table-column-properties style:column-width="12.799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8.347cm" table:align="left"/>
    </style:style>
    <style:style style:name="Tabela11.A" style:family="table-column">
      <style:table-column-properties style:column-width="8.347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8.348cm" table:align="left"/>
    </style:style>
    <style:style style:name="Tabela12.A" style:family="table-column">
      <style:table-column-properties style:column-width="8.348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10.887cm" table:align="left"/>
    </style:style>
    <style:style style:name="Tabela13.A" style:family="table-column">
      <style:table-column-properties style:column-width="10.887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8.139cm" table:align="left"/>
    </style:style>
    <style:style style:name="Tabela14.A" style:family="table-column">
      <style:table-column-properties style:column-width="8.139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10.892cm" table:align="left"/>
    </style:style>
    <style:style style:name="Tabela15.A" style:family="table-column">
      <style:table-column-properties style:column-width="10.892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12.801cm" table:align="left"/>
    </style:style>
    <style:style style:name="Tabela16.A" style:family="table-column">
      <style:table-column-properties style:column-width="12.801cm"/>
    </style:style>
    <style:style style:name="Tabela16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style:style style:name="P16" style:family="paragraph" style:parent-style-name="Text_20_body" style:list-style-name="L8">
      <style:paragraph-properties fo:margin-top="0cm" fo:margin-bottom="0cm" loext:contextual-spacing="false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Preformatted_20_Text">
      <style:text-properties style:font-name="monospace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monospace"/>
    </style:style>
    <style:style style:name="T1" style:family="text">
      <style:text-properties style:font-name="monospac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s://www.erlaniofreire.com.br/web/post/desmistificando-htaccess-uma-explicacao-geral-s/82?fbclid=IwAR3EQ8_c2D1E1KjmIolVRJJndWuZzOc1o1yj5IDeeBPxlexbiQvXq4kjpyU#" text:style-name="Internet_20_link" text:visited-style-name="Visited_20_Internet_20_Link">Desmistificando .HTACCESS - Uma explicação geral sobre o assunto</text:a></text:h>
      <text:list xml:id="list1197903386" text:style-name="L1">
        <text:list-item>
          <text:p text:style-name="P1">18/05/2019 - PHP - Erlânio Freire Barros</text:p>
        </text:list-item>
      </text:list>
      <text:p text:style-name="Text_20_body">No post de hoje vou escrever sobre os famosos e temidos arquivos .<text:span text:style-name="Strong_20_Emphasis">htaccess</text:span> do Apache.<text:line-break/>Praticamente todo profissional que desenvolve para WEB e trabalha com o servidor Apache já deve ter ouvido falar pelo menos 1 vez desse arquivo.<text:line-break/>Porém o arquivo .<text:span text:style-name="Strong_20_Emphasis">htaccess</text:span> ainda causa muitas dúvidas e nesse post vou procurar responder alguns questionamentos:</text:p>
      <text:list xml:id="list4066654707" text:style-name="L2">
        <text:list-item>
          <text:p text:style-name="P10"><text:span text:style-name="Strong_20_Emphasis">Para que serve?</text:span></text:p>
        </text:list-item>
        <text:list-item>
          <text:p text:style-name="P10"><text:span text:style-name="Strong_20_Emphasis">Onde o arquivo .htaccess pode me ajudar?</text:span></text:p>
        </text:list-item>
        <text:list-item>
          <text:p text:style-name="P10"><text:span text:style-name="Strong_20_Emphasis">O que devo configurar antes de criar um .htaccess?</text:span></text:p>
        </text:list-item>
        <text:list-item>
          <text:p text:style-name="P10"><text:span text:style-name="Strong_20_Emphasis">Como criar um arquivo .htaccess?</text:span></text:p>
        </text:list-item>
        <text:list-item>
          <text:p text:style-name="P10"><text:span text:style-name="Strong_20_Emphasis">Como criar minhas condições?</text:span></text:p>
        </text:list-item>
        <text:list-item>
          <text:p text:style-name="P10"><text:span text:style-name="Strong_20_Emphasis">Como criar minhas regras?</text:span></text:p>
        </text:list-item>
        <text:list-item>
          <text:p text:style-name="P2"><text:span text:style-name="Strong_20_Emphasis">Quando devo usar o arquivo .htaccess?</text:span></text:p>
        </text:list-item>
      </text:list>
      <text:h text:style-name="Heading_20_2" text:outline-level="2">Para que serve?</text:h>
      <text:p text:style-name="Text_20_body">Os arquivos <text:span text:style-name="Strong_20_Emphasis">.htaccess</text:span> são arquivos de configurações do servidor Apache e servem para alterar configurações de acesso por diretório.<text:line-break/>Para quem trabalha com hospedagens imaginen que seu diretório é a partir da pasta raiz que pode ser “<text:span text:style-name="Strong_20_Emphasis">www</text:span>“, “<text:span text:style-name="Strong_20_Emphasis">public_html</text:span>” ou etc, pode mudar o nome conforme a hospedagem.<text:line-break/>Usando apenas um arquivo no diretório raiz é possível definir regras (diretrizes) para todos os diretórios de nossa aplicação ou criar um arquivo <text:span text:style-name="Strong_20_Emphasis">.htaccess</text:span> para cada diretório e definir regras individuais.<text:line-break/>Quando um site que possui <text:span text:style-name="Strong_20_Emphasis">.htaccess</text:span> é acessado, o Apache primeiro carrega todas as regras existentes no arquivo para depois procurar pela página requisitada pelo usuário, sempre respeitando as regras carregadas.</text:p>
      <text:h text:style-name="Heading_20_2" text:outline-level="2">Onde o arquivo .htaccess pode me ajudar?</text:h>
      <text:p text:style-name="Text_20_body">Podemos usar o arquivo <text:span text:style-name="Strong_20_Emphasis">.htaccess</text:span> com diferentes funcionalidades, mas para isso é necessário que a diretiva “<text:span text:style-name="Strong_20_Emphasis">AllowOverride</text:span>” sempre esteja habilitada, abaixo listo algumas das funcionalidades que podemos adicionar:</text:p>
      <text:list xml:id="list699444008" text:style-name="L3">
        <text:list-item>
          <text:p text:style-name="P11">Restringir acesso com ou sem senha;</text:p>
        </text:list-item>
        <text:list-item>
          <text:p text:style-name="P11">Bloquear arquivos ou diretórios;</text:p>
        </text:list-item>
        <text:list-item>
          <text:p text:style-name="P11">Redirecionamento para páginas de erro;</text:p>
        </text:list-item>
        <text:list-item>
          <text:p text:style-name="P11">URLs amigáveis;</text:p>
        </text:list-item>
        <text:list-item>
          <text:p text:style-name="P11">Cachear recursos da página;</text:p>
        </text:list-item>
        <text:list-item>
          <text:p text:style-name="P3">e etc;</text:p>
        </text:list-item>
      </text:list>
      <text:h text:style-name="Heading_20_2" text:outline-level="2">O que devo configurar antes de criar um .htaccess?</text:h>
      <text:p text:style-name="P9">Para trabalhar com <text:span text:style-name="Strong_20_Emphasis">.htaccess</text:span> é preciso executar 2 configurações antes de iniciar.<text:line-break/><text:line-break/><text:soft-page-break/>1 – É necessário carregar no Apache um módulo chamado “<text:span text:style-name="Strong_20_Emphasis">mod_rewrite</text:span>“, se você estiver usando Ubuntu basta digitar o comando abaixo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sudo a2enmod rewrite</text:p>
          </table:table-cell>
        </table:table-row>
      </table:table>
      <text:p text:style-name="P9"><text:line-break/>2 – Temos que editar o arquivo “<text:span text:style-name="Strong_20_Emphasis">/etc/apache2/apache2.conf</text:span>” e alterar a diretiva “<text:span text:style-name="Strong_20_Emphasis">AllowOverride</text:span>” que por padrão vem setada como “<text:span text:style-name="Strong_20_Emphasis">None</text:span>“, vamos alterar para “<text:span text:style-name="Strong_20_Emphasis">All</text:span>“.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8">&lt;Directory /var/www/html/&gt;</text:p>
            <text:p text:style-name="Preformatted_20_Text">    <text:span text:style-name="T1">Options Indexes FollowSymLinks</text:span></text:p>
            <text:p text:style-name="Preformatted_20_Text">    <text:span text:style-name="T1">AllowOverride All</text:span></text:p>
            <text:p text:style-name="Preformatted_20_Text">    <text:span text:style-name="T1">Require all granted</text:span></text:p>
            <text:p text:style-name="P19">&lt;/Directory&gt;</text:p>
          </table:table-cell>
        </table:table-row>
      </table:table>
      <text:p text:style-name="Text_20_body"><text:line-break/>A diretiva “<text:span text:style-name="Strong_20_Emphasis">AllowOverride</text:span>” habilita e define quais serão as diretrizes aceitas, baseado no valor dessa diretiva o Apache identifica o que será aceito ou não no arquivo <text:span text:style-name="Strong_20_Emphasis">.htaccess</text:span>.<text:line-break/><text:span text:style-name="Strong_20_Emphasis">AllowOverride None -&gt; </text:span>Desabilita o uso do .htaccess.<text:line-break/><text:span text:style-name="Strong_20_Emphasis">AllowOverride All -&gt; </text:span>Habilita o uso do .htaccess e todas as diretivas.<text:line-break/>Após esses 2 passos é necessário reiniciar o servidor Apache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9">sudo service apache2 restart</text:p>
          </table:table-cell>
        </table:table-row>
      </table:table>
      <text:p text:style-name="Text_20_body"/>
      <text:h text:style-name="Heading_20_2" text:outline-level="2">Como criar um arquivo .htaccess?</text:h>
      <text:p text:style-name="P9">Geralmente criamos apenas um arquivo <text:span text:style-name="Strong_20_Emphasis">.htaccess</text:span> na raiz do nosso projeto, se forem necessárias regras individuais por diretório então podemos criar outros <text:span text:style-name="Strong_20_Emphasis">.htaccess</text:span> dentro dos respectivos diretórios.<text:line-break/>Existem várias diretivas que podem ser adicionadas ao <text:span text:style-name="Strong_20_Emphasis">.htaccess</text:span>, abaixo segue um exemplo básico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8"># Ativar a engine de reescrita</text:p>
            <text:p text:style-name="P18">RewriteEngine on</text:p>
            <text:p text:style-name="Preformatted_20_Text"/>
            <text:p text:style-name="P18"># Condições</text:p>
            <text:p text:style-name="P18">RewriteCond XXXXXXXXXXXXX</text:p>
            <text:p text:style-name="Preformatted_20_Text"/>
            <text:p text:style-name="P18"># Regras</text:p>
            <text:p text:style-name="P19">RewriteRule XXXXXXXXXXXXX</text:p>
          </table:table-cell>
        </table:table-row>
      </table:table>
      <text:p text:style-name="Text_20_body"><text:line-break/><text:span text:style-name="Strong_20_Emphasis">RewriteEngine on</text:span> -&gt; Sempre que formos trabalhar com “reescrita” de URLs iniciamos o arquivo ativando a engine para reescrita, podemos desativar as regras desse arquivo substituindo “<text:span text:style-name="Strong_20_Emphasis">on</text:span>” por “<text:span text:style-name="Strong_20_Emphasis">off</text:span>“.<text:line-break/>As diretivas<text:span text:style-name="Strong_20_Emphasis"> RewriteCond, RewriteRule</text:span> foram usadas apenas como exemplo e serão explicadas detalhadamente mais abaixo.</text:p>
      <text:h text:style-name="Heading_20_2" text:outline-level="2">Como criar minhas Condições?</text:h>
      <text:p text:style-name="P9">Não é obrigatório, mas podemos criar condições em nosso <text:span text:style-name="Strong_20_Emphasis">.htaccess</text:span> para que posteriormente sejam aplicadas as regras.<text:line-break/><text:soft-page-break/>Quando adicionamos uma condição usamos a diretiva “<text:span text:style-name="Strong_20_Emphasis">RewriteCond</text:span>” seguido dos itens para teste e condições, podemos usar variáveis do servidor para capturar valores.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9">RewriteCond TestString CondPattern</text:p>
          </table:table-cell>
        </table:table-row>
      </table:table>
      <text:p text:style-name="Text_20_body"><text:line-break/>Para ler variáveis é necessário iniciar com “<text:span text:style-name="Strong_20_Emphasis">%</text:span>” e colocar o nome entre chaves “<text:span text:style-name="Strong_20_Emphasis">{}”</text:span>, na documentação oficial é possível visualizar a <text:a xlink:type="simple" xlink:href="http://httpd.apache.org/docs/2.0/mod/mod_rewrite.html#rewritecond" office:target-frame-name="_blank" xlink:show="new" text:style-name="Internet_20_link" text:visited-style-name="Visited_20_Internet_20_Link">lista completa de todas as variáveis aceitas</text:a>, abaixo cito algumas:</text:p>
      <text:list xml:id="list1260754447" text:style-name="L4">
        <text:list-item>
          <text:p text:style-name="P12">%{REQUEST_FILENAME} -&gt; Contém o nome do script requisitado</text:p>
        </text:list-item>
        <text:list-item>
          <text:p text:style-name="P12">%{REMOTE_ADDR} -&gt; Contém o IP que enviou a requisição</text:p>
        </text:list-item>
        <text:list-item>
          <text:p text:style-name="P12">%{HTTP_REFERER} -&gt; Contém o domínio que enviou a requisição</text:p>
        </text:list-item>
        <text:list-item>
          <text:p text:style-name="P12">%{QUERY_STRING} -&gt; Contém somente QueryString da URL</text:p>
        </text:list-item>
        <text:list-item>
          <text:p text:style-name="P4">%{REQUEST_METHOD} -&gt; Contém o método usado na requisição POST, GET, PUT, HEAD.</text:p>
        </text:list-item>
      </text:list>
      <text:p text:style-name="Text_20_body">Um exemplo de condição onde as regras só serão aplicadas em requisições onde o valor da variável “<text:span text:style-name="Strong_20_Emphasis">REMOTE_ADDR</text:span>” for igual a “<text:span text:style-name="Strong_20_Emphasis">192.168.0.1</text:span>“: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9">RewriteCond %{REMOTE_ADDR} 192.168.0.1</text:p>
          </table:table-cell>
        </table:table-row>
      </table:table>
      <text:p text:style-name="P9"><text:line-break/>Outro exemplo onde as regras serão aplicadas quando o valor da variável “<text:span text:style-name="Strong_20_Emphasis">REQUEST_METHOD</text:span>” não for do tipo “<text:span text:style-name="Strong_20_Emphasis">GET</text:span>“, usamos o carácter de negação “<text:span text:style-name="Strong_20_Emphasis">!</text:span>” para isso: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9">RewriteCond %{REQUEST_METHOD} !GET</text:p>
          </table:table-cell>
        </table:table-row>
      </table:table>
      <text:p text:style-name="P9"><text:line-break/>É comum nos arquivos <text:span text:style-name="Strong_20_Emphasis">.htaccess</text:span> sempre usarmos condições verificando se está sendo requisitado um arquivo ou diretório.<text:line-break/>Para esse tipo de verificação pode usar alguns atributos, como no exemplo abaixo que usamos “<text:span text:style-name="Strong_20_Emphasis">-f</text:span>” para verificar se é um arquivo e “<text:span text:style-name="Strong_20_Emphasis">-d</text:span>” para verificar se é um diretório.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8"># Ativar a engine de reescrita</text:p>
            <text:p text:style-name="P18">RewriteEngine on</text:p>
            <text:p text:style-name="Preformatted_20_Text"/>
            <text:p text:style-name="P18"># Se NÃO for um arquivo executar as regras</text:p>
            <text:p text:style-name="P18">RewriteCond %{REQUEST_FILENAME} !-f</text:p>
            <text:p text:style-name="Preformatted_20_Text"/>
            <text:p text:style-name="P18"># Se NÃO for um diretório executar as regras</text:p>
            <text:p text:style-name="P19">RewriteCond %{REQUEST_FILENAME} !-d</text:p>
          </table:table-cell>
        </table:table-row>
      </table:table>
      <text:p text:style-name="Text_20_body"><text:line-break/><text:span text:style-name="Strong_20_Emphasis">RewriteCond %{REQUEST_FILENAME} !-f</text:span> -&gt; Nesse caso sempre que for requisitado um arquivo (script) “<text:span text:style-name="Strong_20_Emphasis">-f</text:span>” as regras de redirecionamento não serão aplicadas, porque estamos usando o carácter de negação “<text:span text:style-name="Strong_20_Emphasis">!</text:span>“.<text:line-break/><text:span text:style-name="Strong_20_Emphasis">RewriteCond %{REQUEST_FILENAME} !-d</text:span> -&gt; Agora estamos verificando se foi requisitado um diretório “<text:span text:style-name="Strong_20_Emphasis">-d</text:span>“, caso sim as regras de redirecionamento também não serão aplicadas, porque estamos usando o carácter de negação “<text:span text:style-name="Strong_20_Emphasis">!</text:span>“.<text:line-break/>Importante citar que as condições e regras são aplicadas na ordem em que são lidas no arquivo <text:span text:style-name="Strong_20_Emphasis">.htaccess</text:span>, ou seja, de cima para baixo.</text:p>
      <text:h text:style-name="Heading_20_2" text:outline-level="2"><text:soft-page-break/>Como criar minhas Regras?</text:h>
      <text:p text:style-name="Text_20_body">Quando precisamos criar regras usamos a diretiva “<text:span text:style-name="Strong_20_Emphasis">RewriteRule</text:span>” em conjunto com expressões regulares e se necessário também podemos usar “flags”.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9">RewriteRule Pattern Substituição [flags]</text:p>
          </table:table-cell>
        </table:table-row>
      </table:table>
      <text:p text:style-name="Text_20_body"><text:line-break/>Como já foi citado acima, as regras são aplicadas na ordem em que estão escritas no arquivo, ou seja, de cima para baixo.<text:line-break/>Continuando no exemplo usado na diretiva “<text:span text:style-name="Strong_20_Emphasis">RewriteCond</text:span>“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8"># Ativar a engine de reescrita</text:p>
            <text:p text:style-name="P18">RewriteEngine on</text:p>
            <text:p text:style-name="Preformatted_20_Text"/>
            <text:p text:style-name="P18"># Se NÃO for um arquivo executar as regras</text:p>
            <text:p text:style-name="P18">RewriteCond %{REQUEST_FILENAME} !-f</text:p>
            <text:p text:style-name="Preformatted_20_Text"/>
            <text:p text:style-name="P18"># Se NÃO for um diretório executar as regras</text:p>
            <text:p text:style-name="P18">RewriteCond %{REQUEST_FILENAME} !-d</text:p>
            <text:p text:style-name="Preformatted_20_Text"/>
            <text:p text:style-name="P18"># Redireciona para index.php se antender as condições acima</text:p>
            <text:p text:style-name="P19">RewriteRule ^(.*)$ index.php</text:p>
          </table:table-cell>
        </table:table-row>
      </table:table>
      <text:p text:style-name="Text_20_body"><text:line-break/><text:span text:style-name="Strong_20_Emphasis">RewriteRule</text:span> -&gt; Verifica o que foi passado na URL usando a REGEX “<text:span text:style-name="Strong_20_Emphasis">^(.*)$</text:span>” e redireciona para a página “<text:span text:style-name="Strong_20_Emphasis">index.php</text:span>“, mas esse redirecionamento só sera executado se todas as condições que estão em “<text:span text:style-name="Strong_20_Emphasis">RewriteCond</text:span>” forem satisfeitas.<text:line-break/>Exemplo:</text:p>
      <text:list xml:id="list2192711734" text:style-name="L5">
        <text:list-item>
          <text:p text:style-name="P13">URL com “<text:a xlink:type="simple" xlink:href="http://site.com.br/" text:style-name="Internet_20_link" text:visited-style-name="Visited_20_Internet_20_Link">http://site.com.br/</text:a><text:span text:style-name="Strong_20_Emphasis">123</text:span>” será redirecionando para “<text:span text:style-name="Strong_20_Emphasis">index.php</text:span>“;</text:p>
        </text:list-item>
        <text:list-item>
          <text:p text:style-name="P13">URL com “<text:a xlink:type="simple" xlink:href="http://site.com.br/" text:style-name="Internet_20_link" text:visited-style-name="Visited_20_Internet_20_Link">http://site.com.br/</text:a><text:span text:style-name="Strong_20_Emphasis">contato.php</text:span>” acessa o script “<text:span text:style-name="Strong_20_Emphasis">contato.php</text:span>“;</text:p>
        </text:list-item>
        <text:list-item>
          <text:p text:style-name="P5">URL com “<text:a xlink:type="simple" xlink:href="http://site.com.br/" text:style-name="Internet_20_link" text:visited-style-name="Visited_20_Internet_20_Link">http://site.com.br/</text:a><text:span text:style-name="Strong_20_Emphasis">produtos/</text:span>” acessa o diretório “<text:span text:style-name="Strong_20_Emphasis">produtos</text:span>“;</text:p>
        </text:list-item>
      </text:list>
      <text:h text:style-name="Heading_20_3" text:outline-level="3">Flags</text:h>
      <text:p text:style-name="Text_20_body">Podemos usar flags para modificar o comportamento da diretiva “<text:span text:style-name="Strong_20_Emphasis">RewriteRule</text:span>“, elas devem ser informadas no final da instrução entre “<text:span text:style-name="Strong_20_Emphasis">[]</text:span>” e separadas por vírgula se forem adicionadas mais de uma flag.<text:line-break/>Entre as flags mas usadas temos:</text:p>
      <text:list xml:id="list4007195868" text:style-name="L6">
        <text:list-item>
          <text:p text:style-name="P14"><text:span text:style-name="Strong_20_Emphasis">L</text:span> -&gt; Indica que a regra deverá se executada independente da existência de outras regras (na maioria dos contextos essa flag sinaliza o encerramento do processamento das regras que estão abaixo).</text:p>
        </text:list-item>
        <text:list-item>
          <text:p text:style-name="P14"><text:span text:style-name="Strong_20_Emphasis">QSA</text:span> -&gt; Essa flag força o uso das querys strings, sem ela as query strings são descartadas por padrão.</text:p>
        </text:list-item>
        <text:list-item>
          <text:p text:style-name="P6"><text:span text:style-name="Strong_20_Emphasis">NC</text:span> -&gt; Informa que a regra não fará distinção entre maiúscula ou minúscula, mais conhecido como case insensitive.</text:p>
        </text:list-item>
      </text:list>
      <text:p text:style-name="P9">Exemplo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8"># Flag [L] regra se torna independente</text:p>
            <text:p text:style-name="P18"># Flag [NC] regrac case insensitive</text:p>
            <text:p text:style-name="P19"><text:soft-page-break/>RewriteRule ^(.*)$ index.php [L,NC]</text:p>
          </table:table-cell>
        </table:table-row>
      </table:table>
      <text:p text:style-name="Text_20_body">Para conhecer a lista completa das flags acesse a <text:a xlink:type="simple" xlink:href="https://httpd.apache.org/docs/current/rewrite/flags.html" office:target-frame-name="_blank" xlink:show="new" text:style-name="Internet_20_link" text:visited-style-name="Visited_20_Internet_20_Link">documentação do Apache</text:a>.</text:p>
      <text:h text:style-name="Heading_20_2" text:outline-level="2">Quando devo usar o arquivo .htaccess?</text:h>
      <text:p text:style-name="Text_20_body">Aqui entra um ponto curioso e na minha opinião um pouco contraditório sobre o arquivo <text:span text:style-name="Strong_20_Emphasis">.htaccess</text:span>, a própria <text:a xlink:type="simple" xlink:href="https://httpd.apache.org/docs/current/pt-br/howto/htaccess.html" office:target-frame-name="_blank" xlink:show="new" text:style-name="Internet_20_link" text:visited-style-name="Visited_20_Internet_20_Link">documentação oficial do Apache</text:a> aconselha evitar o uso desse arquivo.</text:p>
      <text:p text:style-name="Quotations">No entanto, de modo geral, o uso de arquivos <text:span text:style-name="Source_20_Text">.htaccess</text:span> deve ser evitado quando possível.</text:p>
      <text:p text:style-name="Text_20_body">Motivos descritos na documentação:<text:line-break/>1 – <text:span text:style-name="Strong_20_Emphasis">Performance</text:span>: Pois sempre que a propriedade “<text:span text:style-name="Strong_20_Emphasis">AllowOverride</text:span>” está configurada para permitir o uso de arquivos <text:span text:style-name="Strong_20_Emphasis">.htaccess</text:span>, estamos pedindo para o Apache procurar esse arquivo em todos os diretórios e sub-diretórios, causando impacto na performance.<text:line-break/>2 – <text:span text:style-name="Strong_20_Emphasis">Segurança</text:span>: Como é possível alterar algumas configurações de acesso através do <text:span text:style-name="Strong_20_Emphasis">.htaccess</text:span>, a documentação oficial cita que esses privilégios não podem ser concedidos para os usuários (entenda desenvolvedores).<text:line-break/>Mesmo nos dias atuais praticamente todos os frameworks PHP usam <text:span text:style-name="Strong_20_Emphasis">.htaccess</text:span>, aplicações das mais simples até as mais complexas fazem uso intenso desse arquivo.<text:line-break/>Então fica a recomendação para usar somente o necessário nas condições e regras, pois existem casos em que o <text:span text:style-name="Strong_20_Emphasis">.htaccess</text:span> tem centenas de linhas e isso também pode comprometer a performance da sua aplicação.</text:p>
      <text:h text:style-name="Heading_20_3" text:outline-level="3"> </text:h>
      <text:h text:style-name="Heading_20_2" text:outline-level="2">Exemplos de regras para o arquivo .htaccess</text:h>
      <text:h text:style-name="Heading_20_3" text:outline-level="3">Bloqueando Arquivos</text:h>
      <text:p text:style-name="Text_20_body">Nesse exemplo estamos redirecionando para “<text:span text:style-name="Strong_20_Emphasis">index.php</text:span>” requisições onde a url contenha arquivos com extensão “<text:span text:style-name="Strong_20_Emphasis">.log</text:span>“, como nesse exemplo “<text:a xlink:type="simple" xlink:href="http://site.com.br/log/" text:style-name="Internet_20_link" text:visited-style-name="Visited_20_Internet_20_Link">http://site.com.br/log/</text:a><text:span text:style-name="Strong_20_Emphasis">logs.log</text:span>“: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8">RewriteEngine on</text:p>
            <text:p text:style-name="Preformatted_20_Text"/>
            <text:p text:style-name="P18">RewriteCond %{REQUEST_FILENAME} \.log$</text:p>
            <text:p text:style-name="Preformatted_20_Text"/>
            <text:p text:style-name="P19">RewriteRule ^(.*)$ index.php [L]</text:p>
          </table:table-cell>
        </table:table-row>
      </table:table>
      <text:p text:style-name="Text_20_body"/>
      <text:h text:style-name="Heading_20_3" text:outline-level="3">Redirecionamento para página de erro</text:h>
      <text:p text:style-name="P9">As vezes precisamos redirecionar o usuário para uma página de erro customizada quando ele requisita uma página ou diretório que não existe em nosso site.<text:line-break/>Geralmente crio um diretório “<text:span text:style-name="Strong_20_Emphasis">erro</text:span>” contendo minhas páginas para essa finalidade: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8">ErrorDocument 404 http://site.com.br/erro/404.html</text:p>
            <text:p text:style-name="Preformatted_20_Text"/>
            <text:p text:style-name="P18">RewriteEngine on</text:p>
            <text:p text:style-name="Preformatted_20_Text"/>
            <text:p text:style-name="P18"><text:soft-page-break/>RewriteCond %{REQUEST_FILENAME} !-f</text:p>
            <text:p text:style-name="P18">RewriteCond %{REQUEST_FILENAME} !-d</text:p>
            <text:p text:style-name="Preformatted_20_Text"/>
            <text:p text:style-name="P19">RewriteRule ^(.*)$ erro/404.html</text:p>
          </table:table-cell>
        </table:table-row>
      </table:table>
      <text:p text:style-name="Text_20_body"/>
      <text:h text:style-name="Heading_20_3" text:outline-level="3">Trabalhando com URL Amigável</text:h>
      <text:p text:style-name="Text_20_body">1 – Nesse primeiro exemplo temos um redirecionamento simples, mas já deixa nossas URLs amigáveis.</text:p>
      <text:list xml:id="list1648633997" text:style-name="L7">
        <text:list-item>
          <text:p text:style-name="P15">URL “<text:a xlink:type="simple" xlink:href="http://site.com.br/" text:style-name="Internet_20_link" text:visited-style-name="Visited_20_Internet_20_Link">http://site.com.br/</text:a><text:span text:style-name="Strong_20_Emphasis">home</text:span>” redireciona para “<text:a xlink:type="simple" xlink:href="http://site.com.br/" text:style-name="Internet_20_link" text:visited-style-name="Visited_20_Internet_20_Link">http://site.com.br/</text:a><text:span text:style-name="Strong_20_Emphasis">index.php</text:span>“</text:p>
        </text:list-item>
        <text:list-item>
          <text:p text:style-name="P15">URL “<text:a xlink:type="simple" xlink:href="http://site.com.br/" text:style-name="Internet_20_link" text:visited-style-name="Visited_20_Internet_20_Link">http://site.com.br/</text:a><text:span text:style-name="Strong_20_Emphasis">servico</text:span>” redireciona para “<text:a xlink:type="simple" xlink:href="http://site.com.br/" text:style-name="Internet_20_link" text:visited-style-name="Visited_20_Internet_20_Link">http://site.com.br/</text:a><text:span text:style-name="Strong_20_Emphasis">servico.php</text:span>“</text:p>
        </text:list-item>
        <text:list-item>
          <text:p text:style-name="P7">URL “<text:a xlink:type="simple" xlink:href="http://site.com.br/" text:style-name="Internet_20_link" text:visited-style-name="Visited_20_Internet_20_Link">http://site.com.br/</text:a><text:span text:style-name="Strong_20_Emphasis">contato</text:span>” redireciona parra “<text:a xlink:type="simple" xlink:href="http://site.com.br/" text:style-name="Internet_20_link" text:visited-style-name="Visited_20_Internet_20_Link">http://site.com.br/</text:a><text:span text:style-name="Strong_20_Emphasis">contato.php</text:span>“</text:p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8">RewriteEngine on</text:p>
            <text:p text:style-name="Preformatted_20_Text"/>
            <text:p text:style-name="P18">RewriteCond %{REQUEST_FILENAME} !-f</text:p>
            <text:p text:style-name="P18">RewriteCond %{REQUEST_FILENAME} !-d</text:p>
            <text:p text:style-name="Preformatted_20_Text"><text:s/></text:p>
            <text:p text:style-name="P18">RewriteRule ^home$ index.php [L]</text:p>
            <text:p text:style-name="P18">RewriteRule ^contato$ contato.php [L]</text:p>
            <text:p text:style-name="P19">RewriteRule ^servico$ servico.php [L]</text:p>
          </table:table-cell>
        </table:table-row>
      </table:table>
      <text:p text:style-name="P9"><text:line-break/>2 – No segundo exemplo a URL “<text:a xlink:type="simple" xlink:href="http://site.com.br/" text:style-name="Internet_20_link" text:visited-style-name="Visited_20_Internet_20_Link">http://site.com.br/</text:a><text:span text:style-name="Strong_20_Emphasis">produto/1234</text:span>” será reescrita para “<text:a xlink:type="simple" xlink:href="http://site.com.br/" text:style-name="Internet_20_link" text:visited-style-name="Visited_20_Internet_20_Link">http://site.com.br/</text:a><text:span text:style-name="Strong_20_Emphasis">produto.php?id=1234</text:span>“.<text:line-break/>Observem que passo um parâmetro “<text:span text:style-name="Strong_20_Emphasis">$1</text:span>“, ele é referente ao grupo “<text:span text:style-name="Strong_20_Emphasis">(.*)</text:span>” da expressão regular.</text:p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18">RewriteEngine on</text:p>
            <text:p text:style-name="Preformatted_20_Text"/>
            <text:p text:style-name="P19">RewriteRule ^produto/(.*)$ produto.php?id=$1 [QSA]</text:p>
          </table:table-cell>
        </table:table-row>
      </table:table>
      <text:p text:style-name="P9"><text:line-break/>3 – Nesse outro exemplo a URL fica mais atrativa ainda para SEO, “<text:a xlink:type="simple" xlink:href="http://site.com.br/" text:style-name="Internet_20_link" text:visited-style-name="Visited_20_Internet_20_Link">http://site.com.br/</text:a><text:span text:style-name="Strong_20_Emphasis">produto/notebook-asus-1234</text:span>” será reescrita para “<text:a xlink:type="simple" xlink:href="http://site.com.br/" text:style-name="Internet_20_link" text:visited-style-name="Visited_20_Internet_20_Link">http://site.com.br/</text:a><text:span text:style-name="Strong_20_Emphasis">produto.php?id=1234</text:span>“:<text:line-break/>Observem que passo um parâmetro “<text:span text:style-name="Strong_20_Emphasis">$2</text:span>“, ele é referente ao segundo grupo “<text:span text:style-name="Strong_20_Emphasis">([0-9]*)</text:span>” da expressão regular.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8">RewriteEngine on</text:p>
            <text:p text:style-name="Preformatted_20_Text"/>
            <text:p text:style-name="P19">RewriteRule ^produto/(.*)-([0-9]*)$ produto.php?id=$2 [QSA]</text:p>
          </table:table-cell>
        </table:table-row>
      </table:table>
      <text:p text:style-name="Text_20_body"><text:line-break/>Existem muitas opções de configuração disponíveis, deixo abaixo algumas dicas para pesquisas complementares:</text:p>
      <text:list xml:id="list1775353638" text:style-name="L8">
        <text:list-item>
          <text:p text:style-name="P16">RedirectMatch</text:p>
        </text:list-item>
        <text:list-item>
          <text:p text:style-name="P16">RewriteOptions</text:p>
        </text:list-item>
        <text:list-item>
          <text:p text:style-name="P16">RewriteMap</text:p>
        </text:list-item>
        <text:list-item>
          <text:p text:style-name="P8">RewriteBase</text:p>
        </text:list-item>
      </text:list>
      <text:h text:style-name="Heading_20_2" text:outline-level="2"><text:soft-page-break/>Conclusão</text:h>
      <text:p text:style-name="Text_20_body">Bom pessoal nesse post descrevi basicamente como funciona e alguns exemplos de como podemos trabalhar com arquivos <text:span text:style-name="Strong_20_Emphasis">.htaccess</text:span> em nossas aplicações WEB.<text:line-break/>Como já citei acima, não exagerem na quantidade de regras do arquivo <text:span text:style-name="Strong_20_Emphasis">.htaccess</text:span>, é sempre bom ponderar se existe mesmo a necessidade de inserir determinadas regras.<text:line-break/>Espero que tenham gostado e até a próxima …</text:p>
      <text:p text:style-name="P17">Update: If you plan to have variable category names and you cannot guarantee that the / character will work as a separator, you should consider handling URI parsing within your application itself.</text:p>
      <text:p text:style-name="Text_20_body"/>
      <text:p text:style-name="Text_20_body">Example rewrite directives:</text:p>
      <text:p text:style-name="Text_20_body"/>
      <text:p text:style-name="Text_20_body">RewriteEngine on</text:p>
      <text:p text:style-name="Text_20_body">RewriteBase /</text:p>
      <text:p text:style-name="Text_20_body"/>
      <text:p text:style-name="Text_20_body">RewriteCond %{REQUEST_FILENAME} !-f</text:p>
      <text:p text:style-name="Text_20_body">RewriteCond %{REQUEST_FILENAME} !-d</text:p>
      <text:p text:style-name="Text_20_body">RewriteRule .* /index.php [L,QSA]</text:p>
      <text:p text:style-name="Text_20_body"/>
      <text:p text:style-name="Text_20_body">Example PHP file:</text:p>
      <text:p text:style-name="Text_20_body"/>
      <text:p text:style-name="Text_20_body">&lt;?php</text:p>
      <text:p text:style-name="Text_20_body"/>
      <text:p text:style-name="Text_20_body"><text:s text:c="2"/>$uri = $_SERVER['REQUEST_URI'];</text:p>
      <text:p text:style-name="Text_20_body"><text:s text:c="2"/>$uri_array = explode( "/", $uri );</text:p>
      <text:p text:style-name="Text_20_body"/>
      <text:p text:style-name="Text_20_body"><text:s text:c="2"/>switch ( $uri_array[0] ) {</text:p>
      <text:p text:style-name="Text_20_body"><text:s text:c="4"/>case '':</text:p>
      <text:p text:style-name="Text_20_body"><text:s text:c="6"/>/* serve index page */</text:p>
      <text:p text:style-name="Text_20_body"><text:s text:c="4"/>break;</text:p>
      <text:p text:style-name="Text_20_body"><text:s text:c="4"/>case 'feed':</text:p>
      <text:p text:style-name="Text_20_body"><text:s text:c="6"/>switch ( $uri_array[1] ) {</text:p>
      <text:p text:style-name="Text_20_body"><text:s text:c="10"/>case 'atom':</text:p>
      <text:p text:style-name="Text_20_body"><text:s text:c="14"/>/* serve atom feed */</text:p>
      <text:p text:style-name="Text_20_body"><text:s text:c="10"/>break;</text:p>
      <text:p text:style-name="Text_20_body"><text:s text:c="10"/>case 'rss':</text:p>
      <text:p text:style-name="Text_20_body"><text:s text:c="14"/>/* serve RSS feed */</text:p>
      <text:p text:style-name="Text_20_body"><text:s text:c="10"/>break;</text:p>
      <text:p text:style-name="Text_20_body"><text:s text:c="10"/>default:</text:p>
      <text:p text:style-name="Text_20_body"><text:soft-page-break/><text:s text:c="14"/>/* default feed behavior */</text:p>
      <text:p text:style-name="Text_20_body"><text:s text:c="10"/>break;</text:p>
      <text:p text:style-name="Text_20_body"><text:s text:c="6"/>}</text:p>
      <text:p text:style-name="Text_20_body"><text:s text:c="4"/>break;</text:p>
      <text:p text:style-name="Text_20_body"><text:s text:c="4"/>case 'tags':</text:p>
      <text:p text:style-name="Text_20_body"><text:s text:c="8"/>$tags = ($uri_array[1]) ? $uri_array[1] : '';</text:p>
      <text:p text:style-name="Text_20_body"><text:s text:c="8"/>$page_number = ($uri_array[2]) ? $uri_array[2] : 1;</text:p>
      <text:p text:style-name="Text_20_body"><text:s text:c="8"/>/* tag display behavior */</text:p>
      <text:p text:style-name="Text_20_body"><text:s text:c="4"/>break;</text:p>
      <text:p text:style-name="Text_20_body"><text:s text:c="4"/>default:</text:p>
      <text:p text:style-name="Text_20_body"><text:s text:c="8"/>$category = ($uri_array[1]) ? $uri_array[1] : '';</text:p>
      <text:p text:style-name="Text_20_body"><text:s text:c="8"/>$page_number = ($uri_array[2]) ? $uri_array[2] : 1;</text:p>
      <text:p text:style-name="Text_20_body"><text:s text:c="8"/>/* category lookup behavior + return 404 if category not found */</text:p>
      <text:p text:style-name="Text_20_body"><text:s text:c="4"/>break;</text:p>
      <text:p text:style-name="Text_20_body"><text:s text:c="2"/>}</text:p>
      <text:p text:style-name="Text_20_body">?&gt;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4:33:06.964231247</meta:creation-date>
    <dc:date>2019-05-19T14:34:04.131199594</dc:date>
    <meta:editing-duration>PT1M1S</meta:editing-duration>
    <meta:editing-cycles>1</meta:editing-cycles>
    <meta:document-statistic meta:table-count="16" meta:image-count="0" meta:object-count="0" meta:page-count="9" meta:paragraph-count="170" meta:word-count="1819" meta:character-count="12591" meta:non-whitespace-character-count="10730"/>
    <meta:generator>LibreOffice/6.0.7.3$Linux_X86_64 LibreOffice_project/00m0$Build-3</meta:generator>
  </office:meta>
</office:document-meta>
</file>